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0">
      <style:table-cell-properties fo:background-color="#e6e6e6"/>
    </style:style>
    <style:style style:name="ce4" style:family="table-cell" style:parent-style-name="Default" style:data-style-name="N121">
      <style:table-cell-properties fo:background-color="#e6e6e6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table:number-columns-spanned="10" table:number-rows-spanned="8">
            <text:p>The Question:</text:p>
            <text:p>A soft drink should contain at least 10 mg Vitamin C and maximum 4 mg Sugar.</text:p>
            <text:p>The volume of the bottle is 300 ml.</text:p>
            <text:p>The drink is a mix of two components, a fruit juice with 0.25 mg Sugar/30 ml and 3 mg Vitamin C/30 ml. </text:p>
            <text:p>The other component is a lemonade with 0.5 mg Sugar/30ml and 1 mg Vitamin C/30 ml.</text:p>
            <text:p>The Production costs for the juice is 4 ct and for the lemonade it's 1.2 ct.</text:p>
            <text:p/>
            <text:p>How has the mixture to be set to minimize the costs ?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table:number-columns-spanned="3" table:number-rows-spanned="1">
            <text:p>per ml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>
            <text:p>Sugar</text:p>
          </table:table-cell>
          <table:table-cell table:style-name="ce1" office:value-type="string">
            <text:p>Vitamin C</text:p>
          </table:table-cell>
          <table:table-cell table:style-name="ce1" office:value-type="string">
            <text:p>Price</text:p>
          </table:table-cell>
          <table:table-cell/>
          <table:table-cell office:value-type="string">
            <text:p>Solution: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Juice</text:p>
          </table:table-cell>
          <table:table-cell table:style-name="ce3" table:formula="oooc:=0.25/30" office:value-type="float" office:value="0.00833333333333333">
            <text:p>0.0083 mg</text:p>
          </table:table-cell>
          <table:table-cell table:style-name="ce3" table:formula="oooc:=3/30" office:value-type="float" office:value="0.1">
            <text:p>0.1000 mg</text:p>
          </table:table-cell>
          <table:table-cell table:style-name="ce4" table:formula="oooc:=4/30" office:value-type="float" office:value="0.133333333333333">
            <text:p>0.1333 c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<text:s/>ml Juice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Lemonade</text:p>
          </table:table-cell>
          <table:table-cell table:style-name="ce3" table:formula="oooc:=+0.5/30" office:value-type="float" office:value="0.0166666666666667">
            <text:p>0.0167 mg</text:p>
          </table:table-cell>
          <table:table-cell table:style-name="ce3" table:formula="oooc:=1/30" office:value-type="float" office:value="0.0333333333333333">
            <text:p>0.0333 mg</text:p>
          </table:table-cell>
          <table:table-cell table:style-name="ce4" table:formula="oooc:=1/30" office:value-type="float" office:value="0.0333333333333333">
            <text:p>0.0333 c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<text:s/>ml Lemonade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Mixture</text:p>
          </table:table-cell>
          <table:table-cell table:style-name="ce3" table:formula="oooc:=+[.C13]*[.G13]+[.G14]*[.C14]" office:value-type="float" office:value="0">
            <text:p>0.0000 mg</text:p>
          </table:table-cell>
          <table:table-cell table:style-name="ce3" table:formula="oooc:=[.D13]*[.G13]+[.G14]*[.D14]" office:value-type="float" office:value="0">
            <text:p>0.0000 mg</text:p>
          </table:table-cell>
          <table:table-cell table:style-name="ce4" table:formula="oooc:=[.E13]*[.G13]+[.G14]*[.E14]" office:value-type="float" office:value="0">
            <text:p>0.0000 ct</text:p>
          </table:table-cell>
          <table:table-cell/>
          <table:table-cell table:formula="oooc:=SUM([.G13:.G14])" office:value-type="float" office:value="0">
            <text:p>0</text:p>
          </table:table-cell>
          <table:table-cell office:value-type="string">
            <text:p><text:s/>ml Mixture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table:number-columns-spanned="10" table:number-rows-spanned="1">
            <text:p>But what's the solution if we want to sell it in 500 ml bottles ?</text:p>
          </table:table-cell>
          <table:covered-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4" number:min-integer-digits="1"/>
      <number:text> mg</number:text>
    </number:number-style>
    <number:number-style style:name="N121">
      <number:number number:decimal-places="4" number:min-integer-digits="1"/>
      <number:text> ct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1">02/01/2008</text:date>, <text:time>14:3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241$Build-9244$CWS-calcsolver
  </meta:generator>
    <meta:creation-date>2008-02-01T11:28:55</meta:creation-date>
    <dc:date>2008-02-01T14:32:42</dc:date>
    <meta:editing-cycles>3</meta:editing-cycles>
    <meta:editing-duration>PT41M29S</meta:editing-duration>
    <meta:user-defined meta:name="Info 1"/>
    <meta:user-defined meta:name="Info 2"/>
    <meta:user-defined meta:name="Info 3"/>
    <meta:user-defined meta:name="Info 4"/>
    <meta:document-statistic meta:table-count="3" meta:cell-count="25"/>
  </office:meta>
</office:document-meta>
</file>